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01in"/>
    </style:style>
    <style:style style:name="co2" style:family="table-column">
      <style:table-column-properties fo:break-before="auto" style:column-width="0.8228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1.078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8571in"/>
    </style:style>
    <style:style style:name="co10" style:family="table-column">
      <style:table-column-properties fo:break-before="auto" style:column-width="1.496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564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1.1862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0.7929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0.7575in"/>
    </style:style>
    <style:style style:name="co21" style:family="table-column">
      <style:table-column-properties fo:break-before="auto" style:column-width="0.9717in"/>
    </style:style>
    <style:style style:name="co22" style:family="table-column">
      <style:table-column-properties fo:break-before="auto" style:column-width="1.2217in"/>
    </style:style>
    <style:style style:name="co23" style:family="table-column">
      <style:table-column-properties fo:break-before="auto" style:column-width="1.9154in"/>
    </style:style>
    <style:style style:name="co24" style:family="table-column">
      <style:table-column-properties fo:break-before="auto" style:column-width="1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29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6" style:family="table-cell" style:parent-style-name="Default" style:data-style-name="N117">
      <style:text-properties fo:font-style="italic" style:font-style-asian="italic" style:font-style-complex="italic"/>
    </style:style>
    <style:style style:name="ce7" style:family="table-cell" style:parent-style-name="Default" style:data-style-name="N117"/>
    <style:style style:name="ce8" style:family="table-cell" style:parent-style-name="Default" style:data-style-name="N37"/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1"/>
    <style:style style:name="ce12" style:family="table-cell" style:parent-style-name="Default" style:data-style-name="N37">
      <style:text-properties fo:font-weight="bold" style:font-weight-asian="bold" style:font-weight-complex="bold"/>
    </style:style>
    <style:style style:name="ce13" style:family="table-cell" style:parent-style-name="Default" style:data-style-name="N10"/>
    <style:style style:name="ce14" style:family="table-cell" style:parent-style-name="Default" style:data-style-name="N10">
      <style:text-properties fo:font-style="italic" style:font-style-asian="italic" style:font-style-complex="italic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</office:automatic-styles>
  <office:body>
    <office:spreadsheet>
      <table:table table:name="SourcesList_Pap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table used in the calibration campaign section of the calibration hardware paper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source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half life</text:p>
          </table:table-cell>
          <table:table-cell table:style-name="ce1" office:value-type="string">
            <text:p>interact. length</text:p>
          </table:table-cell>
          <table:table-cell table:style-name="ce1" office:value-type="string">
            <text:p>activity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>
            <text:p>$^{57}$Co</text:p>
          </table:table-cell>
          <table:table-cell table:style-name="Default" office:value-type="string">
            <text:p>122 keV</text:p>
          </table:table-cell>
          <table:table-cell office:value-type="string">
            <text:p>0.744 y</text:p>
          </table:table-cell>
          <table:table-cell table:style-name="Default" office:value-type="string">
            <text:p>4.4 cm</text:p>
          </table:table-cell>
          <table:table-cell table:style-name="ce7" office:value-type="string">
            <text:p>35 kBq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>
            <text:p>$^{133}$Ba</text:p>
          </table:table-cell>
          <table:table-cell table:style-name="Default" office:value-type="string">
            <text:p>356 keV</text:p>
          </table:table-cell>
          <table:table-cell office:value-type="string">
            <text:p>10.54 y</text:p>
          </table:table-cell>
          <table:table-cell table:style-name="Default" office:value-type="string">
            <text:p>7.5 cm</text:p>
          </table:table-cell>
          <table:table-cell table:style-name="ce7" office:value-type="string">
            <text:p>2 kBq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>
            <text:p>$^{137}$Cs</text:p>
          </table:table-cell>
          <table:table-cell table:style-name="Default" office:value-type="string">
            <text:p>662 keV</text:p>
          </table:table-cell>
          <table:table-cell office:value-type="string">
            <text:p>30.2 y</text:p>
          </table:table-cell>
          <table:table-cell table:style-name="Default" office:value-type="string">
            <text:p>9.5 cm</text:p>
          </table:table-cell>
          <table:table-cell table:style-name="ce7" office:value-type="string">
            <text:p>0.65 kBq</text:p>
          </table:table-cell>
          <table:table-cell table:style-name="ce1" table:number-columns-repeated="2"/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7"/>
          <table:table-cell table:style-name="ce8" table:number-columns-repeated="3"/>
          <table:table-cell table:number-columns-repeated="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>
            <text:p>type</text:p>
          </table:table-cell>
          <table:table-cell table:style-name="ce1" table:number-columns-repeated="3"/>
          <table:table-cell table:style-name="ce7"/>
          <table:table-cell table:style-name="ce1" table:number-columns-repeated="7"/>
        </table:table-row>
        <table:table-row table:style-name="ro1">
          <table:table-cell/>
          <table:table-cell office:value-type="string">
            <text:p>$\gamma$</text:p>
          </table:table-cell>
          <table:table-cell table:number-columns-repeated="4"/>
          <table:table-cell table:style-name="ce10"/>
          <table:table-cell table:style-name="ce11" table:number-columns-repeated="3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>
            <text:p>$\gamma$</text:p>
          </table:table-cell>
          <table:table-cell table:number-columns-repeated="3"/>
          <table:table-cell table:style-name="ce7"/>
          <table:table-cell/>
          <table:table-cell table:style-name="ce11" table:number-columns-repeated="3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>
            <text:p>$\gamma$</text:p>
          </table:table-cell>
          <table:table-cell table:number-columns-repeated="3"/>
          <table:table-cell table:style-name="ce7"/>
          <table:table-cell table:style-name="ce10"/>
          <table:table-cell table:style-name="ce11"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style-name="ce10"/>
          <table:table-cell table:style-name="ce11" table:number-columns-repeated="3"/>
          <table:table-cell table:style-name="ce7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7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7" table:number-columns-repeated="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8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 table:style-name="ce5"/>
          <table:table-cell table:style-name="ce6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3"/>
          <table:table-cell table:style-name="ce8" table:number-columns-repeated="2"/>
        </table:table-row>
        <table:table-row table:style-name="ro1">
          <table:table-cell table:number-columns-repeated="7"/>
          <table:table-cell table:style-name="ce7"/>
          <table:table-cell table:number-columns-repeated="3"/>
          <table:table-cell table:style-name="ce9" table:number-columns-repeated="2"/>
        </table:table-row>
        <table:table-row table:style-name="ro1" table:number-rows-repeated="2">
          <table:table-cell table:number-columns-repeated="5"/>
          <table:table-cell table:style-name="ce10"/>
          <table:table-cell table:style-name="ce11"/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 table:number-rows-repeated="4">
          <table:table-cell/>
          <table:table-cell table:style-name="ce2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table:number-columns-repeated="5"/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ources_LNGSlist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9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sources currently @ LNGS</text:p>
          </table:table-cell>
          <table:table-cell table:style-name="Default"/>
          <table:table-cell/>
          <table:table-cell table:style-name="Default"/>
          <table:table-cell office:value-type="string">
            <text:p>sources.pdf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>
            <text:p>- <text:span text:style-name="T1">57</text:span>Co: (122, 14, 136 keV), 0.744 y, 37 kBq (1 uCi) @ May 2013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>
            <text:p>- <text:span text:style-name="T1">133</text:span>Ba: (368 keV, 356 + 80 keV [PDG]), 10.54y, 37 kBq @ May 2013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>
            <text:p>- <text:span text:style-name="T1">68</text:span>Ge: (C27) 0.742 y, 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Th-228</text:p>
          </table:table-cell>
          <table:table-cell table:style-name="Default" office:value-type="string">
            <text:p>half-life: 1.912 y gammas: 2.614 (36 %), 0.583 (31 %), 0.239 (44 %)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office:value-type="string">
            <text:p>- <text:span text:style-name="T1">137</text:span>Cs: (662 keV, 32 keV), 30.2 y</text:p>
            <text:p/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- 241Am: half-life: 432.7 y</text:p>
          </table:table-cell>
          <table:table-cell table:style-name="Default"/>
          <table:table-cell/>
          <table:table-cell table:style-name="ce1" office:value-type="string">
            <text:p>date difference:</text:p>
          </table:table-cell>
          <table:table-cell table:style-name="ce1" table:number-columns-repeated="3"/>
          <table:table-cell table:style-name="ce12" office:value-type="date" office:date-value="2014-04-16">
            <text:p>04/16/1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 <text:span text:style-name="T1">54</text:span>Mn: 835 keV 0.855y </text:p>
          </table:table-cell>
          <table:table-cell table:style-name="Default"/>
          <table:table-cell/>
          <table:table-cell table:style-name="ce8" table:formula="of:=DATE(2014;11;5)" office:value-type="date" office:date-value="2014-11-05">
            <text:p>11/05/14</text:p>
          </table:table-cell>
          <table:table-cell table:style-name="ce8" table:number-columns-repeated="3"/>
          <table:table-cell table:style-name="ce8" table:formula="of:=DATE(2014;4;16)" office:value-type="date" office:date-value="2014-04-16">
            <text:p>04/16/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" table:formula="of:=DAYS([.E10];[.I10])" office:value-type="float" office:value="203">
            <text:p>203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sourc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half life [y]</text:p>
          </table:table-cell>
          <table:table-cell table:style-name="ce1" office:value-type="string">
            <text:p>activity Oct 15, 2014 [kBq]</text:p>
          </table:table-cell>
          <table:table-cell table:style-name="ce1" office:value-type="string">
            <text:p>cryostat d. [cm]</text:p>
          </table:table-cell>
          <table:table-cell table:style-name="ce1" office:value-type="string">
            <text:p>trigger frac.</text:p>
          </table:table-cell>
          <table:table-cell table:style-name="ce1" office:value-type="string">
            <text:p>trigger rate [Bq]</text:p>
          </table:table-cell>
          <table:table-cell table:style-name="ce1" table:number-columns-repeated="2"/>
          <table:table-cell table:style-name="ce1" office:value-type="string">
            <text:p>source/39Ar</text:p>
          </table:table-cell>
          <table:table-cell table:style-name="ce1" office:value-type="string">
            <text:p>activ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/>
          <table:table-cell table:style-name="ce2" office:value-type="string">
            <text:p>57Co</text:p>
          </table:table-cell>
          <table:table-cell office:value-type="string">
            <text:p>112</text:p>
          </table:table-cell>
          <table:table-cell office:value-type="float" office:value="0.744">
            <text:p>0.744</text:p>
          </table:table-cell>
          <table:table-cell table:formula="of:=[.L14]*EXP(-[.$E$11]/365.2422/[.D14]*LN(2))" office:value-type="float" office:value="11.4696500764702">
            <text:p>11.5</text:p>
          </table:table-cell>
          <table:table-cell table:style-name="ce7" office:value-type="float" office:value="3">
            <text:p>3.0</text:p>
          </table:table-cell>
          <table:table-cell table:style-name="ce10" office:value-type="float" office:value="0.00163">
            <text:p>0.0016</text:p>
          </table:table-cell>
          <table:table-cell table:style-name="ce11" table:formula="of:=ROUND([.E14]*1000*[.G14])" office:value-type="float" office:value="19">
            <text:p>19</text:p>
          </table:table-cell>
          <table:table-cell table:style-name="ce11" table:number-columns-repeated="2"/>
          <table:table-cell table:style-name="ce7" table:formula="of:=[.H14]/50" office:value-type="float" office:value="0.38">
            <text:p>0.4</text:p>
          </table:table-cell>
          <table:table-cell office:value-type="float" office:value="19.25">
            <text:p>19.25</text:p>
          </table:table-cell>
          <table:table-cell office:value-type="string">
            <text:p>the only Co57 source that has higher activity on the sources.pdf compared to Giuliana's email list</text:p>
          </table:table-cell>
        </table:table-row>
        <table:table-row table:style-name="ro1">
          <table:table-cell/>
          <table:table-cell table:style-name="ce2" office:value-type="string">
            <text:p>133Ba</text:p>
          </table:table-cell>
          <table:table-cell office:value-type="string">
            <text:p>Jeff</text:p>
          </table:table-cell>
          <table:table-cell office:value-type="float" office:value="10.54">
            <text:p>10.54</text:p>
          </table:table-cell>
          <table:table-cell table:formula="of:=MIN([.E21:.E27])" office:value-type="float" office:value="2.36845132064996">
            <text:p>2.4</text:p>
          </table:table-cell>
          <table:table-cell table:style-name="ce7" office:value-type="float" office:value="3">
            <text:p>3.0</text:p>
          </table:table-cell>
          <table:table-cell office:value-type="float" office:value="0.0346">
            <text:p>0.0346</text:p>
          </table:table-cell>
          <table:table-cell table:style-name="ce11" table:formula="of:=ROUND([.E15]*1000*[.G15])" office:value-type="float" office:value="82">
            <text:p>82</text:p>
          </table:table-cell>
          <table:table-cell table:style-name="ce11" table:number-columns-repeated="2"/>
          <table:table-cell table:style-name="ce7" table:formula="of:=[.H15]/50" office:value-type="float" office:value="1.64">
            <text:p>1.6</text:p>
          </table:table-cell>
          <table:table-cell office:value-type="string">
            <text:p><text:s/>37 kBq @ May 2013</text:p>
          </table:table-cell>
          <table:table-cell/>
        </table:table-row>
        <table:table-row table:style-name="ro1">
          <table:table-cell/>
          <table:table-cell table:style-name="ce2" office:value-type="string">
            <text:p>22Na</text:p>
          </table:table-cell>
          <table:table-cell office:value-type="string">
            <text:p>028i</text:p>
          </table:table-cell>
          <table:table-cell office:value-type="float" office:value="2.603">
            <text:p>2.603</text:p>
          </table:table-cell>
          <table:table-cell office:value-type="float" office:value="0.7">
            <text:p>0.7</text:p>
          </table:table-cell>
          <table:table-cell table:style-name="ce7" office:value-type="float" office:value="3">
            <text:p>3.0</text:p>
          </table:table-cell>
          <table:table-cell table:style-name="ce10" table:formula="of:=0.088*1.8" office:value-type="float" office:value="0.1584">
            <text:p>0.1584</text:p>
          </table:table-cell>
          <table:table-cell table:style-name="ce11" table:formula="of:=ROUND([.E16]*1000*[.G16])" office:value-type="float" office:value="111">
            <text:p>111</text:p>
          </table:table-cell>
          <table:table-cell table:style-name="ce11"/>
          <table:table-cell table:style-name="ce11" office:value-type="string">
            <text:p>needs correct reduction factor</text:p>
          </table:table-cell>
          <table:table-cell table:style-name="ce7" table:formula="of:=[.H16]/50" office:value-type="float" office:value="2.22">
            <text:p>2.2</text:p>
          </table:table-cell>
          <table:table-cell office:value-type="string">
            <text:p><text:s/>37 kBq @ May 201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7"/>
          <table:table-cell table:style-name="ce10"/>
          <table:table-cell table:style-name="ce11" table:number-columns-repeated="3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>
            <text:p>228Th</text:p>
          </table:table-cell>
          <table:table-cell/>
          <table:table-cell office:value-type="float" office:value="1.912">
            <text:p>1.912</text:p>
          </table:table-cell>
          <table:table-cell table:number-columns-repeated="2"/>
          <table:table-cell table:style-name="ce7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ce7" office:value-type="string">
            <text:p>from MC studies (Erin, me, relative difference: ~ 10 %)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" office:value-type="string">
            <text:p>sourc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activity [kBq] @ April 16, 2014</text:p>
          </table:table-cell>
          <table:table-cell table:style-name="ce1" office:value-type="string">
            <text:p>activity@Sep 2014 [kBq]</text:p>
          </table:table-cell>
          <table:table-cell table:style-name="ce7" table:number-columns-repeated="3"/>
          <table:table-cell table:number-columns-repeated="5"/>
        </table:table-row>
        <table:table-row table:style-name="ro1">
          <table:table-cell/>
          <table:table-cell office:value-type="string">
            <text:p>Ba133</text:p>
          </table:table-cell>
          <table:table-cell office:value-type="string">
            <text:p>028b</text:p>
          </table:table-cell>
          <table:table-cell office:value-type="float" office:value="94.77">
            <text:p>94.77</text:p>
          </table:table-cell>
          <table:table-cell table:formula="of:=[.D21]*EXP(-[.$E$11]/365/[.$D$15]*LN(2))" office:value-type="float" office:value="91.3663814366366">
            <text:p>91.4</text:p>
          </table:table-cell>
          <table:table-cell/>
          <table:table-cell table:style-name="ce7" table:number-columns-repeated="2"/>
          <table:table-cell/>
          <table:table-cell office:value-type="string">
            <text:p>LNGS li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133</text:p>
          </table:table-cell>
          <table:table-cell office:value-type="string">
            <text:p>049</text:p>
          </table:table-cell>
          <table:table-cell office:value-type="float" office:value="126.71">
            <text:p>126.71</text:p>
          </table:table-cell>
          <table:table-cell table:formula="of:=[.D22]*EXP(-[.$E$11]/365/[.$D$15]*LN(2))" office:value-type="float" office:value="122.159271835351">
            <text:p>122.2</text:p>
          </table:table-cell>
          <table:table-cell table:style-name="ce7"/>
          <table:table-cell/>
          <table:table-cell table:style-name="ce7"/>
          <table:table-cell/>
          <table:table-cell office:value-type="string">
            <text:p>LNGS li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133</text:p>
          </table:table-cell>
          <table:table-cell office:value-type="string">
            <text:p>063</text:p>
          </table:table-cell>
          <table:table-cell office:value-type="float" office:value="178.34">
            <text:p>178.34</text:p>
          </table:table-cell>
          <table:table-cell table:formula="of:=[.D23]*EXP(-[.$E$11]/365/[.$D$15]*LN(2))" office:value-type="float" office:value="171.935005438533">
            <text:p>171.9</text:p>
          </table:table-cell>
          <table:table-cell table:style-name="ce7" table:number-columns-repeated="3"/>
          <table:table-cell/>
          <table:table-cell office:value-type="string">
            <text:p>LNGS li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133</text:p>
          </table:table-cell>
          <table:table-cell office:value-type="string">
            <text:p>097a</text:p>
          </table:table-cell>
          <table:table-cell office:value-type="float" office:value="32.02">
            <text:p>32.02</text:p>
          </table:table-cell>
          <table:table-cell table:formula="of:=[.D24]*EXP(-[.$E$11]/365/[.$D$15]*LN(2))" office:value-type="float" office:value="30.8700172375341">
            <text:p>30.9</text:p>
          </table:table-cell>
          <table:table-cell table:style-name="ce7" table:number-columns-repeated="3"/>
          <table:table-cell/>
          <table:table-cell office:value-type="string">
            <text:p>LNGS li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-133</text:p>
          </table:table-cell>
          <table:table-cell office:value-type="string">
            <text:p>107a</text:p>
          </table:table-cell>
          <table:table-cell office:value-type="float" office:value="31.3">
            <text:p>31.3</text:p>
          </table:table-cell>
          <table:table-cell table:formula="of:=[.D25]*EXP(-[.$E$11]/365/[.$D$15]*LN(2))" office:value-type="float" office:value="30.1758756881579">
            <text:p>30.2</text:p>
          </table:table-cell>
          <table:table-cell/>
          <table:table-cell office:value-type="string">
            <text:p>choose lowest activity</text:p>
          </table:table-cell>
          <table:table-cell table:number-columns-repeated="2"/>
          <table:table-cell office:value-type="string">
            <text:p>LNGS li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-133</text:p>
          </table:table-cell>
          <table:table-cell office:value-type="string">
            <text:p>110</text:p>
          </table:table-cell>
          <table:table-cell office:value-type="float" office:value="40.92">
            <text:p>40.92</text:p>
          </table:table-cell>
          <table:table-cell table:formula="of:=[.D26]*EXP(-[.$E$11]/365/[.$D$15]*LN(2))" office:value-type="float" office:value="39.4503780562115">
            <text:p>39.5</text:p>
          </table:table-cell>
          <table:table-cell table:style-name="ce8" table:formula="of:=DATE(2014;11;5)" office:value-type="date" office:date-value="2014-11-05">
            <text:p>11/05/14</text:p>
          </table:table-cell>
          <table:table-cell table:style-name="ce8" table:formula="of:=DATE(1972;8;7)" office:value-type="date" office:date-value="1972-08-07">
            <text:p>08/07/72</text:p>
          </table:table-cell>
          <table:table-cell table:number-columns-repeated="2"/>
          <table:table-cell office:value-type="string">
            <text:p>LNGS list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hypothetical</text:p>
          </table:table-cell>
          <table:table-cell table:style-name="ce5"/>
          <table:table-cell table:style-name="ce6" table:formula="of:=1.03*37" office:value-type="float" office:value="38.11">
            <text:p>38.1</text:p>
          </table:table-cell>
          <table:table-cell table:formula="of:=[.D27]*EXP(-[.F27]/365.2422/[.D15]*LN(2))" office:value-type="float" office:value="2.36845132064996">
            <text:p>2.4</text:p>
          </table:table-cell>
          <table:table-cell table:style-name="ce9" table:formula="of:=DAYS([.F26];[.G26])" office:value-type="float" office:value="15430">
            <text:p>15430</text:p>
          </table:table-cell>
          <table:table-cell table:number-columns-repeated="3"/>
          <table:table-cell office:value-type="string">
            <text:p>Je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sourc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activity [kBq] @ April 16, 2014</text:p>
          </table:table-cell>
          <table:table-cell table:style-name="ce1" office:value-type="string">
            <text:p>activity@Sep 2014 [kBq]</text:p>
          </table:table-cell>
          <table:table-cell/>
          <table:table-cell office:value-type="string">
            <text:p>Ba source</text:p>
          </table:table-cell>
          <table:table-cell office:value-type="float" office:value="1978">
            <text:p>197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-22</text:p>
          </table:table-cell>
          <table:table-cell office:value-type="string">
            <text:p>025</text:p>
          </table:table-cell>
          <table:table-cell office:value-type="float" office:value="40.08">
            <text:p>40.08</text:p>
          </table:table-cell>
          <table:table-cell table:formula="of:=[.D30]*EXP(-[.$E$11]/365/[.$D$16]*LN(2))" office:value-type="float" office:value="34.5627896148262">
            <text:p>34.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a-22</text:p>
          </table:table-cell>
          <table:table-cell office:value-type="string">
            <text:p>028i</text:p>
          </table:table-cell>
          <table:table-cell office:value-type="float" office:value="0.75">
            <text:p>0.75</text:p>
          </table:table-cell>
          <table:table-cell table:formula="of:=[.D31]*EXP(-[.$E$11]/365/[.$D$16]*LN(2))" office:value-type="float" office:value="0.646758787702587">
            <text:p>0.6</text:p>
          </table:table-cell>
          <table:table-cell table:style-name="ce1" table:number-columns-repeated="3"/>
          <table:table-cell table:number-columns-repeated="3"/>
          <table:table-cell table:style-name="ce8" table:number-columns-repeated="2"/>
        </table:table-row>
        <table:table-row table:style-name="ro1">
          <table:table-cell/>
          <table:table-cell office:value-type="string">
            <text:p>Na-22</text:p>
          </table:table-cell>
          <table:table-cell office:value-type="string">
            <text:p>060g</text:p>
          </table:table-cell>
          <table:table-cell office:value-type="float" office:value="1.16">
            <text:p>1.16</text:p>
          </table:table-cell>
          <table:table-cell table:formula="of:=[.D32]*EXP(-[.$E$11]/365/[.$D$16]*LN(2))" office:value-type="float" office:value="1.00032025831333">
            <text:p>1.0</text:p>
          </table:table-cell>
          <table:table-cell/>
          <table:table-cell office:value-type="string">
            <text:p>choose nearly lowest activity</text:p>
          </table:table-cell>
          <table:table-cell table:style-name="ce7"/>
          <table:table-cell table:number-columns-repeated="3"/>
          <table:table-cell table:style-name="ce9" table:number-columns-repeated="2"/>
        </table:table-row>
        <table:table-row table:style-name="ro1">
          <table:table-cell/>
          <table:table-cell office:value-type="string">
            <text:p>Na-22</text:p>
          </table:table-cell>
          <table:table-cell office:value-type="string">
            <text:p>072</text:p>
          </table:table-cell>
          <table:table-cell office:value-type="float" office:value="11.32">
            <text:p>11.32</text:p>
          </table:table-cell>
          <table:table-cell table:formula="of:=[.D33]*EXP(-[.$E$11]/365/[.$D$16]*LN(2))" office:value-type="float" office:value="9.76174596905771">
            <text:p>9.8</text:p>
          </table:table-cell>
          <table:table-cell table:style-name="ce10"/>
          <table:table-cell table:style-name="ce11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Na-22</text:p>
          </table:table-cell>
          <table:table-cell office:value-type="string">
            <text:p>097h</text:p>
          </table:table-cell>
          <table:table-cell office:value-type="float" office:value="15.73">
            <text:p>15.73</text:p>
          </table:table-cell>
          <table:table-cell table:formula="of:=[.D34]*EXP(-[.$E$11]/365/[.$D$16]*LN(2))" office:value-type="float" office:value="13.5646876407489">
            <text:p>13.6</text:p>
          </table:table-cell>
          <table:table-cell table:style-name="ce10"/>
          <table:table-cell table:style-name="ce11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>
            <text:p>Na-22</text:p>
          </table:table-cell>
          <table:table-cell office:value-type="string">
            <text:p>107f</text:p>
          </table:table-cell>
          <table:table-cell office:value-type="float" office:value="18.81">
            <text:p>18.81</text:p>
          </table:table-cell>
          <table:table-cell table:formula="of:=[.D35]*EXP(-[.$E$11]/365/[.$D$16]*LN(2))" office:value-type="float" office:value="16.2207103955809">
            <text:p>16.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a-22</text:p>
          </table:table-cell>
          <table:table-cell office:value-type="string">
            <text:p>116</text:p>
          </table:table-cell>
          <table:table-cell office:value-type="float" office:value="32.03">
            <text:p>32.03</text:p>
          </table:table-cell>
          <table:table-cell table:formula="of:=[.D36]*EXP(-[.$E$11]/365/[.$D$16]*LN(2))" office:value-type="float" office:value="27.6209119601518">
            <text:p>27.6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sourc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activity [kBq] @ April 16, 2014</text:p>
          </table:table-cell>
          <table:table-cell table:style-name="ce1" office:value-type="string">
            <text:p>activity@Sep 2014 [kBq]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>
            <text:p>Co-57</text:p>
          </table:table-cell>
          <table:table-cell office:value-type="string">
            <text:p>073</text:p>
          </table:table-cell>
          <table:table-cell office:value-type="float" office:value="0.02">
            <text:p>0.02</text:p>
          </table:table-cell>
          <table:table-cell table:formula="of:=[.D40]*EXP(-[.$E$11]/365/[.$D$14]*LN(2))" office:value-type="float" office:value="0.0119124257874248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>
            <text:p>Co-57</text:p>
          </table:table-cell>
          <table:table-cell office:value-type="string">
            <text:p>075</text:p>
          </table:table-cell>
          <table:table-cell office:value-type="float" office:value="0.06">
            <text:p>0.06</text:p>
          </table:table-cell>
          <table:table-cell table:formula="of:=[.D41]*EXP(-[.$E$11]/365/[.$D$14]*LN(2))" office:value-type="float" office:value="0.0357372773622744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>
            <text:p>Co-57</text:p>
          </table:table-cell>
          <table:table-cell office:value-type="string">
            <text:p>081</text:p>
          </table:table-cell>
          <table:table-cell office:value-type="float" office:value="2.46">
            <text:p>2.46</text:p>
          </table:table-cell>
          <table:table-cell table:formula="of:=[.D42]*EXP(-[.$E$11]/365/[.$D$14]*LN(2))" office:value-type="float" office:value="1.46522837185325">
            <text:p>1.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>
            <text:p>Co-57</text:p>
          </table:table-cell>
          <table:table-cell office:value-type="string">
            <text:p>082</text:p>
          </table:table-cell>
          <table:table-cell office:value-type="float" office:value="0.04">
            <text:p>0.04</text:p>
          </table:table-cell>
          <table:table-cell table:formula="of:=[.D43]*EXP(-[.$E$11]/365/[.$D$14]*LN(2))" office:value-type="float" office:value="0.0238248515748496">
            <text:p>0.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-57</text:p>
          </table:table-cell>
          <table:table-cell table:style-name="Default" office:value-type="string">
            <text:p>097c</text:p>
          </table:table-cell>
          <table:table-cell office:value-type="float" office:value="1.36">
            <text:p>1.36</text:p>
          </table:table-cell>
          <table:table-cell table:formula="of:=[.D44]*EXP(-[.$E$11]/365/[.$D$14]*LN(2))" office:value-type="float" office:value="0.810044953544886">
            <text:p>0.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>
            <text:p>Co-57</text:p>
          </table:table-cell>
          <table:table-cell office:value-type="string">
            <text:p>107c</text:p>
          </table:table-cell>
          <table:table-cell office:value-type="float" office:value="3.48">
            <text:p>3.48</text:p>
          </table:table-cell>
          <table:table-cell table:formula="of:=[.D45]*EXP(-[.$E$11]/365/[.$D$14]*LN(2))" office:value-type="float" office:value="2.07276208701192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-57</text:p>
          </table:table-cell>
          <table:table-cell office:value-type="string">
            <text:p>112</text:p>
          </table:table-cell>
          <table:table-cell office:value-type="float" office:value="19.25">
            <text:p>19.25</text:p>
          </table:table-cell>
          <table:table-cell table:formula="of:=[.D46]*EXP(-[.$E$11]/365/[.$D$14]*LN(2))" office:value-type="float" office:value="11.4657098203964">
            <text:p>11.5</text:p>
          </table:table-cell>
          <table:table-cell/>
          <table:table-cell office:value-type="string">
            <text:p>choose highest activity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sourc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activity [kBq] @ April 16, 2014</text:p>
          </table:table-cell>
          <table:table-cell table:style-name="ce1" office:value-type="string">
            <text:p>activity@Sep 2014 [kBq]</text:p>
          </table:table-cell>
          <table:table-cell table:style-name="ce1" office:value-type="string">
            <text:p>production dat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24a</text:p>
          </table:table-cell>
          <table:table-cell office:value-type="float" office:value="0.04">
            <text:p>0.04</text:p>
          </table:table-cell>
          <table:table-cell table:formula="of:=[.D49]*EXP(-[.$E$11]/365/[.$D$18]*LN(2))" office:value-type="float" office:value="0.0326961109993349">
            <text:p>0.0</text:p>
          </table:table-cell>
          <table:table-cell office:value-type="string">
            <text:p>(1/10/1991)</text:p>
          </table:table-cell>
          <table:table-cell office:value-type="string">
            <text:p>from sources.pd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50</text:p>
          </table:table-cell>
          <table:table-cell office:value-type="float" office:value="0.61">
            <text:p>0.61</text:p>
          </table:table-cell>
          <table:table-cell table:formula="of:=[.D50]*EXP(-[.$E$11]/365/[.$D$18]*LN(2))" office:value-type="float" office:value="0.498615692739858">
            <text:p>0.5</text:p>
          </table:table-cell>
          <table:table-cell office:value-type="string">
            <text:p>(1/02/1998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67</text:p>
          </table:table-cell>
          <table:table-cell office:value-type="float" office:value="0.17">
            <text:p>0.17</text:p>
          </table:table-cell>
          <table:table-cell table:formula="of:=[.D51]*EXP(-[.$E$11]/365/[.$D$18]*LN(2))" office:value-type="float" office:value="0.138958471747173">
            <text:p>0.1</text:p>
          </table:table-cell>
          <table:table-cell office:value-type="string">
            <text:p>(1/3/2004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78</text:p>
          </table:table-cell>
          <table:table-cell office:value-type="float" office:value="9.18">
            <text:p>9.18</text:p>
          </table:table-cell>
          <table:table-cell table:formula="of:=[.D52]*EXP(-[.$E$11]/365/[.$D$18]*LN(2))" office:value-type="float" office:value="7.50375747434737">
            <text:p>7.5</text:p>
          </table:table-cell>
          <table:table-cell office:value-type="string">
            <text:p>(15/9/2007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87</text:p>
          </table:table-cell>
          <table:table-cell office:value-type="float" office:value="66.53">
            <text:p>66.53</text:p>
          </table:table-cell>
          <table:table-cell table:formula="of:=[.D53]*EXP(-[.$E$11]/365/[.$D$18]*LN(2))" office:value-type="float" office:value="54.3818066196438">
            <text:p>54.4</text:p>
          </table:table-cell>
          <table:table-cell office:value-type="string">
            <text:p>(01/03/201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93</text:p>
          </table:table-cell>
          <table:table-cell office:value-type="float" office:value="1296.15">
            <text:p>1296.15</text:p>
          </table:table-cell>
          <table:table-cell table:formula="of:=[.D54]*EXP(-[.$E$11]/365/[.$D$18]*LN(2))" office:value-type="float" office:value="1059.4766067947">
            <text:p>1059.5</text:p>
          </table:table-cell>
          <table:table-cell office:value-type="string">
            <text:p>(21/04/201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94</text:p>
          </table:table-cell>
          <table:table-cell office:value-type="float" office:value="5.56">
            <text:p>5.56</text:p>
          </table:table-cell>
          <table:table-cell table:formula="of:=[.D55]*EXP(-[.$E$11]/365/[.$D$18]*LN(2))" office:value-type="float" office:value="4.54475942890756">
            <text:p>4.5</text:p>
          </table:table-cell>
          <table:table-cell office:value-type="string">
            <text:p>(01/02/201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95</text:p>
          </table:table-cell>
          <table:table-cell office:value-type="float" office:value="6.99">
            <text:p>6.99</text:p>
          </table:table-cell>
          <table:table-cell table:formula="of:=[.D56]*EXP(-[.$E$11]/365/[.$D$18]*LN(2))" office:value-type="float" office:value="5.71364539713378">
            <text:p>5.7</text:p>
          </table:table-cell>
          <table:table-cell office:value-type="string">
            <text:p>(09/04/201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96</text:p>
          </table:table-cell>
          <table:table-cell office:value-type="float" office:value="7.13">
            <text:p>7.13</text:p>
          </table:table-cell>
          <table:table-cell table:formula="of:=[.D57]*EXP(-[.$E$11]/365/[.$D$18]*LN(2))" office:value-type="float" office:value="5.82808178563145">
            <text:p>5.8</text:p>
          </table:table-cell>
          <table:table-cell office:value-type="string">
            <text:p>(30/03/201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099</text:p>
          </table:table-cell>
          <table:table-cell office:value-type="float" office:value="0.16">
            <text:p>0.16</text:p>
          </table:table-cell>
          <table:table-cell table:formula="of:=[.D58]*EXP(-[.$E$11]/365/[.$D$18]*LN(2))" office:value-type="float" office:value="0.13078444399734">
            <text:p>0.1</text:p>
          </table:table-cell>
          <table:table-cell office:value-type="string">
            <text:p>(01/02/2006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100</text:p>
          </table:table-cell>
          <table:table-cell office:value-type="float" office:value="33.21">
            <text:p>33.21</text:p>
          </table:table-cell>
          <table:table-cell table:formula="of:=[.D59]*EXP(-[.$E$11]/365/[.$D$18]*LN(2))" office:value-type="float" office:value="27.1459461571978">
            <text:p>27.1</text:p>
          </table:table-cell>
          <table:table-cell office:value-type="string">
            <text:p>(1/9/2008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102</text:p>
          </table:table-cell>
          <table:table-cell office:value-type="float" office:value="17.25">
            <text:p>17.25</text:p>
          </table:table-cell>
          <table:table-cell table:formula="of:=[.D60]*EXP(-[.$E$11]/365/[.$D$18]*LN(2))" office:value-type="float" office:value="14.1001978684632">
            <text:p>14.1</text:p>
          </table:table-cell>
          <table:table-cell office:value-type="string">
            <text:p>(1/2/2011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-228</text:p>
          </table:table-cell>
          <table:table-cell office:value-type="string">
            <text:p>103</text:p>
          </table:table-cell>
          <table:table-cell office:value-type="float" office:value="16.78">
            <text:p>16.78</text:p>
          </table:table-cell>
          <table:table-cell table:formula="of:=[.D61]*EXP(-[.$E$11]/365/[.$D$18]*LN(2))" office:value-type="float" office:value="13.716018564221">
            <text:p>13.7</text:p>
          </table:table-cell>
          <table:table-cell office:value-type="string">
            <text:p>(01/02/2011)</text:p>
          </table:table-cell>
          <table:table-cell table:number-columns-repeated="7"/>
        </table:table-row>
      </table:table>
      <table:table table:name="Sources_GiulianaEmail" table:style-name="ta1" table:print="false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/>
          <table:table-cell office:value-type="string">
            <text:p>- <text:span text:style-name="T1">57</text:span>Co: (122, 14, 136 keV), 0.744 y, 37 kBq (1 uCi) @ May 201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- <text:span text:style-name="T1">133</text:span>Ba: (368 keV, 356 + 80 keV [PDG]), 10.54y, 37 kBq @ May 201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- <text:span text:style-name="T1">68</text:span>Ge: (C27) 0.742 y, 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- <text:span text:style-name="T1">137</text:span>Cs: (662 keV, 32 keV), 30.2 y</text:p>
            <text:p/>
          </table:table-cell>
          <table:table-cell table:number-columns-repeated="11"/>
        </table:table-row>
        <table:table-row table:style-name="ro2">
          <table:table-cell table:number-columns-repeated="4"/>
          <table:table-cell table:style-name="ce1" office:value-type="string">
            <text:p>date difference:</text:p>
          </table:table-cell>
          <table:table-cell table:style-name="ce1" table:number-columns-repeated="3"/>
          <table:table-cell table:style-name="ce1" office:value-type="string">
            <text:p>July 1<text:span text:style-name="T2">st</text:span> 2014 – May 1<text:span text:style-name="T2">st</text:span> 201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- <text:span text:style-name="T1">54</text:span>Mn: 835 keV 0.855y </text:p>
          </table:table-cell>
          <table:table-cell table:number-columns-repeated="2"/>
          <table:table-cell table:style-name="ce8" table:formula="of:=DATE(2014;10;15)" office:value-type="date" office:date-value="2014-10-15">
            <text:p>10/15/14</text:p>
          </table:table-cell>
          <table:table-cell table:style-name="ce8" table:number-columns-repeated="3"/>
          <table:table-cell table:style-name="ce8" table:formula="of:=DATE(2013;5;1)" office:value-type="date" office:date-value="2013-05-01">
            <text:p>05/01/1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9" table:formula="of:=DAYS([.E9];[.I9])" office:value-type="float" office:value="532">
            <text:p>532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5"/>
        </table:table-row>
        <table:table-row table:style-name="ro2">
          <table:table-cell/>
          <table:table-cell table:style-name="ce1" office:value-type="string">
            <text:p>source</text:p>
          </table:table-cell>
          <table:table-cell table:style-name="ce1" office:value-type="string">
            <text:p>energies [keV]</text:p>
          </table:table-cell>
          <table:table-cell table:style-name="ce1" office:value-type="string">
            <text:p>half life [y]</text:p>
          </table:table-cell>
          <table:table-cell table:style-name="ce1" office:value-type="string">
            <text:p>activity@Sep 2014 [kBq]</text:p>
          </table:table-cell>
          <table:table-cell table:style-name="ce1" office:value-type="string">
            <text:p>cryostat d. [cm]</text:p>
          </table:table-cell>
          <table:table-cell table:style-name="ce1" office:value-type="string">
            <text:p>red. factor</text:p>
          </table:table-cell>
          <table:table-cell table:style-name="ce1" office:value-type="string">
            <text:p>Trigger rate [Bq]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57Co</text:p>
          </table:table-cell>
          <table:table-cell office:value-type="float" office:value="122">
            <text:p>122</text:p>
          </table:table-cell>
          <table:table-cell office:value-type="float" office:value="0.744">
            <text:p>0.744</text:p>
          </table:table-cell>
          <table:table-cell table:style-name="ce7" table:formula="of:=37*EXP(-[.$E$10]/365/[.D13]*LN(2))" office:value-type="float" office:value="9.51630795307933">
            <text:p>9.5</text:p>
          </table:table-cell>
          <table:table-cell table:style-name="ce7" office:value-type="float" office:value="3">
            <text:p>3.0</text:p>
          </table:table-cell>
          <table:table-cell table:style-name="ce10" office:value-type="float" office:value="0.0018">
            <text:p>0.0018</text:p>
          </table:table-cell>
          <table:table-cell table:style-name="ce11" table:formula="of:=ROUND([.E13]*1000*[.G13])" office:value-type="float" office:value="17">
            <text:p>1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133Ba</text:p>
          </table:table-cell>
          <table:table-cell office:value-type="float" office:value="356">
            <text:p>356</text:p>
          </table:table-cell>
          <table:table-cell office:value-type="float" office:value="10.54">
            <text:p>10.54</text:p>
          </table:table-cell>
          <table:table-cell table:style-name="ce7" table:formula="of:=37*EXP(-[.$E$10]/365/[.D14]*LN(2))" office:value-type="float" office:value="33.6181256153167">
            <text:p>33.6</text:p>
          </table:table-cell>
          <table:table-cell table:style-name="ce7" office:value-type="float" office:value="3">
            <text:p>3.0</text:p>
          </table:table-cell>
          <table:table-cell table:style-name="ce10" table:formula="of:=0.016*1.9" office:value-type="float" office:value="0.0304">
            <text:p>0.0304</text:p>
          </table:table-cell>
          <table:table-cell table:style-name="ce11" table:formula="of:=ROUND([.E14]*1000*[.G14])" office:value-type="float" office:value="1022">
            <text:p>1022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22Na</text:p>
          </table:table-cell>
          <table:table-cell office:value-type="string">
            <text:p>2*511 keV + 1.275 MeV</text:p>
          </table:table-cell>
          <table:table-cell office:value-type="float" office:value="2.603">
            <text:p>2.603</text:p>
          </table:table-cell>
          <table:table-cell table:style-name="ce7" table:formula="of:=37*EXP(-[.$E$10]/365/[.D15]*LN(2))" office:value-type="float" office:value="25.0981541574947">
            <text:p>25.1</text:p>
          </table:table-cell>
          <table:table-cell table:style-name="ce7" office:value-type="float" office:value="3">
            <text:p>3.0</text:p>
          </table:table-cell>
          <table:table-cell table:style-name="ce10" table:formula="of:=0.088*1.8" office:value-type="float" office:value="0.1584">
            <text:p>0.1584</text:p>
          </table:table-cell>
          <table:table-cell table:style-name="ce11" table:formula="of:=ROUND([.E15]*1000*[.G15])" office:value-type="float" office:value="3976">
            <text:p>397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>
            <text:p>source</text:p>
          </table:table-cell>
          <table:table-cell table:style-name="ce1" office:value-type="string">
            <text:p>energies [keV]</text:p>
          </table:table-cell>
          <table:table-cell table:style-name="ce1" office:value-type="string">
            <text:p>half life [y]</text:p>
          </table:table-cell>
          <table:table-cell table:style-name="ce1" office:value-type="string">
            <text:p>activity@Sep 2014 [kBq]</text:p>
          </table:table-cell>
          <table:table-cell table:style-name="ce1" office:value-type="string">
            <text:p>cryostat d. [cm]</text:p>
          </table:table-cell>
          <table:table-cell table:style-name="ce1" office:value-type="string">
            <text:p>red. factor</text:p>
          </table:table-cell>
          <table:table-cell table:style-name="ce1" office:value-type="string">
            <text:p>Trigger rate [Bq]</text:p>
          </table:table-cell>
          <table:table-cell table:style-name="ce1"/>
          <table:table-cell table:style-name="ce1" office:value-type="string">
            <text:p>source/39Ar</text:p>
          </table:table-cell>
          <table:table-cell table:style-name="ce1" office:value-type="string">
            <text:p>activity</text:p>
          </table:table-cell>
          <table:table-cell table:style-name="ce1" office:value-type="string">
            <text:p>comment</text:p>
          </table:table-cell>
          <table:table-cell/>
        </table:table-row>
        <table:table-row table:style-name="ro2">
          <table:table-cell/>
          <table:table-cell table:style-name="ce2" office:value-type="string">
            <text:p>57Co</text:p>
          </table:table-cell>
          <table:table-cell office:value-type="float" office:value="122">
            <text:p>122</text:p>
          </table:table-cell>
          <table:table-cell office:value-type="float" office:value="0.744">
            <text:p>0.744</text:p>
          </table:table-cell>
          <table:table-cell table:style-name="ce7" table:formula="of:=37*EXP(-[.$E$10]/365/[.D18]*LN(2))" office:value-type="float" office:value="9.51630795307933">
            <text:p>9.5</text:p>
          </table:table-cell>
          <table:table-cell table:style-name="ce7" office:value-type="float" office:value="9">
            <text:p>9.0</text:p>
          </table:table-cell>
          <table:table-cell table:style-name="ce10" office:value-type="float" office:value="0.00077">
            <text:p>0.0008</text:p>
          </table:table-cell>
          <table:table-cell table:style-name="ce11" table:formula="of:=ROUND([.E18]*1000*[.G18])" office:value-type="float" office:value="7">
            <text:p>7</text:p>
          </table:table-cell>
          <table:table-cell table:style-name="ce11"/>
          <table:table-cell table:style-name="ce7" table:formula="of:=[.H18]/50" office:value-type="float" office:value="0.14">
            <text:p>0.1</text:p>
          </table:table-cell>
          <table:table-cell office:value-type="string">
            <text:p><text:s/>37 kBq @ May 2013</text:p>
          </table:table-cell>
          <table:table-cell office:value-type="string">
            <text:p>uncert. +30 %, -10 %</text:p>
          </table:table-cell>
          <table:table-cell office:value-type="string">
            <text:p>DarkSide (email Giuliana)</text:p>
          </table:table-cell>
        </table:table-row>
        <table:table-row table:style-name="ro2">
          <table:table-cell/>
          <table:table-cell table:style-name="ce2" office:value-type="string">
            <text:p>133Ba</text:p>
          </table:table-cell>
          <table:table-cell office:value-type="float" office:value="356">
            <text:p>356</text:p>
          </table:table-cell>
          <table:table-cell office:value-type="float" office:value="10.54">
            <text:p>10.54</text:p>
          </table:table-cell>
          <table:table-cell table:style-name="ce7" table:formula="of:=37*EXP(-[.$E$10]/365/[.D19]*LN(2))" office:value-type="float" office:value="33.6181256153167">
            <text:p>33.6</text:p>
          </table:table-cell>
          <table:table-cell table:style-name="ce7" office:value-type="float" office:value="9">
            <text:p>9.0</text:p>
          </table:table-cell>
          <table:table-cell table:style-name="ce10" office:value-type="float" office:value="0.016">
            <text:p>0.0160</text:p>
          </table:table-cell>
          <table:table-cell table:style-name="ce11" table:formula="of:=ROUND([.E19]*1000*[.G19])" office:value-type="float" office:value="538">
            <text:p>538</text:p>
          </table:table-cell>
          <table:table-cell table:style-name="ce11"/>
          <table:table-cell table:style-name="ce7" table:formula="of:=[.H19]/50" office:value-type="float" office:value="10.76">
            <text:p>10.8</text:p>
          </table:table-cell>
          <table:table-cell office:value-type="string">
            <text:p><text:s/>37 kBq @ May 2013</text:p>
          </table:table-cell>
          <table:table-cell office:value-type="string">
            <text:p>uncert. +30 %, -10 %</text:p>
          </table:table-cell>
          <table:table-cell office:value-type="string">
            <text:p>DarkSide (email Giuliana)</text:p>
          </table:table-cell>
        </table:table-row>
        <table:table-row table:style-name="ro2">
          <table:table-cell/>
          <table:table-cell table:style-name="ce2" office:value-type="string">
            <text:p>22Na</text:p>
          </table:table-cell>
          <table:table-cell office:value-type="string">
            <text:p>2*511 keV + 1.275 MeV</text:p>
          </table:table-cell>
          <table:table-cell office:value-type="float" office:value="2.603">
            <text:p>2.603</text:p>
          </table:table-cell>
          <table:table-cell table:style-name="ce7" table:formula="of:=37*EXP(-[.$E$10]/365/[.D20]*LN(2))" office:value-type="float" office:value="25.0981541574947">
            <text:p>25.1</text:p>
          </table:table-cell>
          <table:table-cell table:style-name="ce7" office:value-type="float" office:value="9">
            <text:p>9.0</text:p>
          </table:table-cell>
          <table:table-cell table:style-name="ce10" office:value-type="float" office:value="0.088">
            <text:p>0.0880</text:p>
          </table:table-cell>
          <table:table-cell table:style-name="ce11" table:formula="of:=ROUND([.E20]*1000*[.G20])" office:value-type="float" office:value="2209">
            <text:p>2209</text:p>
          </table:table-cell>
          <table:table-cell table:style-name="ce11"/>
          <table:table-cell table:style-name="ce7" table:formula="of:=[.H20]/50" office:value-type="float" office:value="44.18">
            <text:p>44.2</text:p>
          </table:table-cell>
          <table:table-cell office:value-type="string">
            <text:p><text:s/>37 kBq @ May 2013</text:p>
          </table:table-cell>
          <table:table-cell office:value-type="string">
            <text:p>uncert. +30 %, -10 %</text:p>
          </table:table-cell>
          <table:table-cell office:value-type="string">
            <text:p>DarkSide (email Giuliana)</text:p>
          </table:table-cell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  <table:table-cell table:style-name="ce7"/>
          <table:table-cell table:style-name="ce7" office:value-type="string">
            <text:p>from MC studies (Erin, me, relative difference: ~ 10 %)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table-cell/>
          <table:table-cell table:style-name="ce1" office:value-type="string">
            <text:p>alternative/ additional sources</text:p>
          </table:table-cell>
          <table:table-cell table:number-columns-repeated="2"/>
          <table:table-cell table:style-name="ce7" table:number-columns-repeated="5"/>
          <table:table-cell table:number-columns-repeated="4"/>
        </table:table-row>
        <table:table-row table:style-name="ro2">
          <table:table-cell/>
          <table:table-cell table:style-name="ce1" office:value-type="string">
            <text:p>source</text:p>
          </table:table-cell>
          <table:table-cell table:style-name="ce1" office:value-type="string">
            <text:p>energies [keV]</text:p>
          </table:table-cell>
          <table:table-cell table:style-name="ce1" office:value-type="string">
            <text:p>half life [y]</text:p>
          </table:table-cell>
          <table:table-cell table:style-name="ce1" office:value-type="string">
            <text:p>activity@Sep 2014 [kBq]</text:p>
          </table:table-cell>
          <table:table-cell table:style-name="ce7" table:number-columns-repeated="4"/>
          <table:table-cell office:value-type="string">
            <text:p><text:s/>37 kBq (1 uCi) @ May 2013</text:p>
          </table:table-cell>
          <table:table-cell office:value-type="string">
            <text:p>uncert. +30 %, -10 %</text:p>
          </table:table-cell>
          <table:table-cell office:value-type="string">
            <text:p>DarkSide (email Giuliana)</text:p>
          </table:table-cell>
          <table:table-cell/>
        </table:table-row>
        <table:table-row table:style-name="ro2">
          <table:table-cell/>
          <table:table-cell table:style-name="ce2" office:value-type="string">
            <text:p>109Cd</text:p>
          </table:table-cell>
          <table:table-cell office:value-type="string">
            <text:p>88 keV</text:p>
          </table:table-cell>
          <table:table-cell office:value-type="float" office:value="1.267">
            <text:p>1.267</text:p>
          </table:table-cell>
          <table:table-cell table:style-name="ce7" table:formula="of:=37*EXP(-[.$E$10]/365/[.D25]*LN(2))" office:value-type="float" office:value="16.6687170901">
            <text:p>16.7</text:p>
          </table:table-cell>
          <table:table-cell table:style-name="ce7" table:number-columns-repeated="4"/>
          <table:table-cell office:value-type="string">
            <text:p><text:s/>37 kBq @ May 2013</text:p>
          </table:table-cell>
          <table:table-cell office:value-type="string">
            <text:p>uncert. +30 %, -10 %</text:p>
          </table:table-cell>
          <table:table-cell office:value-type="string">
            <text:p>DarkSide (email Giuliana)</text:p>
          </table:table-cell>
          <table:table-cell/>
        </table:table-row>
        <table:table-row table:style-name="ro2">
          <table:table-cell/>
          <table:table-cell table:style-name="ce2" office:value-type="string">
            <text:p>137Cs</text:p>
          </table:table-cell>
          <table:table-cell office:value-type="string">
            <text:p>662 keV, 32 keV (3 %)</text:p>
          </table:table-cell>
          <table:table-cell office:value-type="float" office:value="30.2">
            <text:p>30.2</text:p>
          </table:table-cell>
          <table:table-cell table:style-name="ce7" table:formula="of:=37*EXP(-[.$E$10]/365/[.D26]*LN(2))" office:value-type="float" office:value="35.7827073573092">
            <text:p>35.8</text:p>
          </table:table-cell>
          <table:table-cell table:style-name="ce7" table:number-columns-repeated="4"/>
          <table:table-cell office:value-type="string">
            <text:p><text:s/>37 kBq @ May 2013</text:p>
          </table:table-cell>
          <table:table-cell office:value-type="string">
            <text:p>uncert. +30 %, -10 %</text:p>
          </table:table-cell>
          <table:table-cell office:value-type="string">
            <text:p>DarkSide (email Giuliana)</text:p>
          </table:table-cell>
          <table:table-cell/>
        </table:table-row>
        <table:table-row table:style-name="ro2">
          <table:table-cell/>
          <table:table-cell table:style-name="ce2" office:value-type="string">
            <text:p>54Mn</text:p>
          </table:table-cell>
          <table:table-cell office:value-type="string">
            <text:p>835 keV</text:p>
          </table:table-cell>
          <table:table-cell office:value-type="float" office:value="0.855">
            <text:p>0.855</text:p>
          </table:table-cell>
          <table:table-cell table:style-name="ce7" table:formula="of:=37*EXP(-[.$E$10]/365/[.D27]*LN(2))" office:value-type="float" office:value="11.3509012744956">
            <text:p>11.4</text:p>
          </table:table-cell>
          <table:table-cell table:style-name="ce7" table:number-columns-repeated="4"/>
          <table:table-cell office:value-type="string">
            <text:p><text:s/>37 kBq @ May 2013</text:p>
          </table:table-cell>
          <table:table-cell office:value-type="string">
            <text:p>uncert. +30 %, -10 %</text:p>
          </table:table-cell>
          <table:table-cell office:value-type="string">
            <text:p>DarkSide (email Giuliana)</text:p>
          </table:table-cell>
          <table:table-cell/>
        </table:table-row>
        <table:table-row table:style-name="ro2">
          <table:table-cell/>
          <table:table-cell office:value-type="string">
            <text:p>60Co</text:p>
          </table:table-cell>
          <table:table-cell office:value-type="string">
            <text:p>1.173 + 1.333 MeV </text:p>
          </table:table-cell>
          <table:table-cell office:value-type="float" office:value="5.271">
            <text:p>5.271</text:p>
          </table:table-cell>
          <table:table-cell table:style-name="ce7" table:formula="of:=37*EXP(-[.$E$10]/365/[.D28]*LN(2))" office:value-type="float" office:value="30.5464722963819">
            <text:p>30.5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9"/>
          <table:table-cell office:value-type="string">
            <text:p><text:s/>37 kBq @ May 2013</text:p>
          </table:table-cell>
          <table:table-cell office:value-type="string">
            <text:p>uncert. +30 %, -10 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0Sr</text:p>
          </table:table-cell>
          <table:table-cell table:number-columns-repeated="2" office:value-type="float" office:value="0.546">
            <text:p>0.54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[PDG]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table:style-name="ce1" office:value-type="string">
            <text:p>analysis meeting, DocDB 868, June 9<text:span text:style-name="T2">th</text:span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>
            <text:p>source</text:p>
          </table:table-cell>
          <table:table-cell table:style-name="ce1" office:value-type="string">
            <text:p>energies [keV]</text:p>
          </table:table-cell>
          <table:table-cell table:style-name="ce1" office:value-type="string">
            <text:p>half life [y]</text:p>
          </table:table-cell>
          <table:table-cell table:style-name="ce1" office:value-type="string">
            <text:p>activity@July 2014 [kBq]</text:p>
          </table:table-cell>
          <table:table-cell table:style-name="ce1" office:value-type="string">
            <text:p>reduction factor</text:p>
          </table:table-cell>
          <table:table-cell table:style-name="ce1" office:value-type="string">
            <text:p>Trigger rate [Bq]</text:p>
          </table:table-cell>
          <table:table-cell table:style-name="ce1" office:value-type="string">
            <text:p>source/39Ar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>
            <text:p>57Co</text:p>
          </table:table-cell>
          <table:table-cell office:value-type="float" office:value="122">
            <text:p>122</text:p>
          </table:table-cell>
          <table:table-cell office:value-type="float" office:value="0.744">
            <text:p>0.744</text:p>
          </table:table-cell>
          <table:table-cell table:style-name="ce7" table:formula="of:=37*EXP(-[.$E$10]/365/[.D39]*LN(2))" office:value-type="float" office:value="9.51630795307933">
            <text:p>9.5</text:p>
          </table:table-cell>
          <table:table-cell table:style-name="ce10" table:formula="of:=[attenuationlength.E9]" office:value-type="float" office:value="0.00265383661549417">
            <text:p>0.0027</text:p>
          </table:table-cell>
          <table:table-cell table:style-name="ce11" table:formula="of:=ROUND([.E39]*1000*[.F39])" office:value-type="float" office:value="25">
            <text:p>25</text:p>
          </table:table-cell>
          <table:table-cell table:style-name="ce7" table:formula="of:=[.G39]/50" office:value-type="float" office:value="0.5">
            <text:p>0.5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string">
            <text:p>133Ba</text:p>
          </table:table-cell>
          <table:table-cell office:value-type="float" office:value="356">
            <text:p>356</text:p>
          </table:table-cell>
          <table:table-cell office:value-type="float" office:value="10.54">
            <text:p>10.54</text:p>
          </table:table-cell>
          <table:table-cell table:style-name="ce7" table:formula="of:=37*EXP(-[.$E$10]/365/[.D40]*LN(2))" office:value-type="float" office:value="33.6181256153167">
            <text:p>33.6</text:p>
          </table:table-cell>
          <table:table-cell table:style-name="ce10" table:formula="of:=[attenuationlength.E10]" office:value-type="float" office:value="0.0173708628057004">
            <text:p>0.0174</text:p>
          </table:table-cell>
          <table:table-cell table:style-name="ce11" table:formula="of:=ROUND([.E40]*1000*[.F40])" office:value-type="float" office:value="584">
            <text:p>584</text:p>
          </table:table-cell>
          <table:table-cell table:style-name="ce7" table:formula="of:=[.G40]/50" office:value-type="float" office:value="11.68">
            <text:p>11.7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22Na</text:p>
          </table:table-cell>
          <table:table-cell office:value-type="string">
            <text:p>2*511 keV + 1.275 MeV</text:p>
          </table:table-cell>
          <table:table-cell office:value-type="float" office:value="0.742">
            <text:p>0.742</text:p>
          </table:table-cell>
          <table:table-cell table:style-name="ce7" table:formula="of:=37*EXP(-[.$E$10]/365/[.D41]*LN(2))" office:value-type="float" office:value="9.48154062426118">
            <text:p>9.5</text:p>
          </table:table-cell>
          <table:table-cell table:style-name="ce10" table:formula="of:=[attenuationlength.E11]" office:value-type="float" office:value="0.0244316524337475">
            <text:p>0.0244</text:p>
          </table:table-cell>
          <table:table-cell table:style-name="ce11" table:formula="of:=ROUND([.E41]*1000*[.F41])" office:value-type="float" office:value="232">
            <text:p>232</text:p>
          </table:table-cell>
          <table:table-cell table:style-name="ce7" table:formula="of:=[.G41]/50" office:value-type="float" office:value="4.64">
            <text:p>4.6</text:p>
          </table:table-cell>
          <table:table-cell table:style-name="ce7"/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>
            <text:p>underneath the cryostat @ (0,0,-668) mm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source</text:p>
          </table:table-cell>
          <table:table-cell table:style-name="ce1" office:value-type="string">
            <text:p>reduction factor</text:p>
          </table:table-cell>
          <table:table-cell table:style-name="ce1" office:value-type="string">
            <text:p>simulated</text:p>
          </table:table-cell>
          <table:table-cell table:style-name="ce1" office:value-type="string">
            <text:p>trigge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33Ba</text:p>
          </table:table-cell>
          <table:table-cell table:formula="of:=[.E48]/[.D48]" office:value-type="float" office:value="0.002101">
            <text:p>0.002101</text:p>
          </table:table-cell>
          <table:table-cell office:value-type="float" office:value="5000000">
            <text:p>5000000</text:p>
          </table:table-cell>
          <table:table-cell office:value-type="float" office:value="10505">
            <text:p>105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60Co</text:p>
          </table:table-cell>
          <table:table-cell table:formula="of:=[.E49]/[.D49]" office:value-type="float" office:value="0.0101272">
            <text:p>0.0101272</text:p>
          </table:table-cell>
          <table:table-cell office:value-type="float" office:value="5000000">
            <text:p>5000000</text:p>
          </table:table-cell>
          <table:table-cell office:value-type="float" office:value="50636">
            <text:p>50636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4.4 MeV gamma</text:p>
          </table:table-cell>
          <table:table-cell table:formula="of:=[.E50]/[.D50]" office:value-type="float" office:value="0.0170956666666667">
            <text:p>0.0170956667</text:p>
          </table:table-cell>
          <table:table-cell office:value-type="float" office:value="3000000">
            <text:p>3000000</text:p>
          </table:table-cell>
          <table:table-cell office:value-type="float" office:value="51287">
            <text:p>51287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mBe neutron0G</text:p>
          </table:table-cell>
          <table:table-cell table:formula="of:=[.E51]/[.D51]" office:value-type="float" office:value="0.02143">
            <text:p>0.02143</text:p>
          </table:table-cell>
          <table:table-cell office:value-type="float" office:value="1000000">
            <text:p>1000000</text:p>
          </table:table-cell>
          <table:table-cell office:value-type="float" office:value="21430">
            <text:p>21430</text:p>
          </table:table-cell>
          <table:table-cell table:number-columns-repeated="8"/>
        </table:table-row>
      </table:table>
      <table:table table:name="energy_list" table:style-name="ta1" table:print="false">
        <table:table-column table:style-name="co1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ergy</text:p>
          </table:table-cell>
          <table:table-cell office:value-type="string">
            <text:p>P.E.</text:p>
          </table:table-cell>
          <table:table-cell/>
        </table:table-row>
        <table:table-row table:style-name="ro1">
          <table:table-cell office:value-type="string">
            <text:p>Ba133</text:p>
          </table:table-cell>
          <table:table-cell office:value-type="float" office:value="356">
            <text:p>356</text:p>
          </table:table-cell>
          <table:table-cell table:formula="of:=[.B4]*[.$B$2]" office:value-type="float" office:value="2848">
            <text:p>2848</text:p>
          </table:table-cell>
          <table:table-cell/>
        </table:table-row>
        <table:table-row table:style-name="ro1">
          <table:table-cell office:value-type="string">
            <text:p>Na22</text:p>
          </table:table-cell>
          <table:table-cell office:value-type="float" office:value="511">
            <text:p>511</text:p>
          </table:table-cell>
          <table:table-cell table:formula="of:=[.B5]*[.$B$2]" office:value-type="float" office:value="4088">
            <text:p>4088</text:p>
          </table:table-cell>
          <table:table-cell office:value-type="string">
            <text:p>2 annihilation </text:p>
          </table:table-cell>
        </table:table-row>
        <table:table-row table:style-name="ro1">
          <table:table-cell office:value-type="string">
            <text:p>Ge68</text:p>
          </table:table-cell>
          <table:table-cell office:value-type="float" office:value="511">
            <text:p>511</text:p>
          </table:table-cell>
          <table:table-cell table:formula="of:=[.B6]*[.$B$2]" office:value-type="float" office:value="4088">
            <text:p>4088</text:p>
          </table:table-cell>
          <table:table-cell office:value-type="string">
            <text:p>(2 gammas better than one gamma from Na22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s137</text:p>
          </table:table-cell>
          <table:table-cell office:value-type="float" office:value="662">
            <text:p>662</text:p>
          </table:table-cell>
          <table:table-cell table:formula="of:=[.B8]*[.$B$2]" office:value-type="float" office:value="5296">
            <text:p>5296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B9]*[.$B$2]" office:value-type="float" office:value="256">
            <text:p>256</text:p>
          </table:table-cell>
          <table:table-cell/>
        </table:table-row>
        <table:table-row table:style-name="ro1">
          <table:table-cell office:value-type="string">
            <text:p>Co57</text:p>
          </table:table-cell>
          <table:table-cell office:value-type="float" office:value="122">
            <text:p>122</text:p>
          </table:table-cell>
          <table:table-cell table:formula="of:=[.B10]*[.$B$2]" office:value-type="float" office:value="976">
            <text:p>976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B11]*[.$B$2]" office:value-type="float" office:value="1088">
            <text:p>1088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B12]*[.$B$2]" office:value-type="float" office:value="112">
            <text:p>11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o60</text:p>
          </table:table-cell>
          <table:table-cell office:value-type="float" office:value="1100">
            <text:p>1100</text:p>
          </table:table-cell>
          <table:table-cell table:formula="of:=[.B15]*[.$B$2]" office:value-type="float" office:value="8800">
            <text:p>8800</text:p>
          </table:table-cell>
          <table:table-cell/>
        </table:table-row>
        <table:table-row table:style-name="ro1">
          <table:table-cell/>
          <table:table-cell office:value-type="float" office:value="1300">
            <text:p>1300</text:p>
          </table:table-cell>
          <table:table-cell table:formula="of:=[.B16]*[.$B$2]" office:value-type="float" office:value="10400">
            <text:p>10400</text:p>
          </table:table-cell>
          <table:table-cell/>
        </table:table-row>
      </table:table>
      <table:table table:name="attenuationlength" table:style-name="ta1">
        <table:table-column table:style-name="co11" table:number-columns-repeated="6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attenuation length</text:p>
          </table:table-cell>
          <table:table-cell/>
          <table:table-cell office:value-type="string">
            <text:p><text:s/>dstree-&gt;Draw("TMath::Sqrt((dep_x-37)*(dep_x-37)+dep_y*dep_y)", "dep_ene&gt;0 &amp;&amp; dep_mat==8 &amp;&amp; dep_r &lt; 18. &amp;&amp; dep_z &lt; 27. &amp;&amp; dep_z &gt; -8.6"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DS5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it between 28 cm and 55 cm (approx.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ate reduction factor due to</text:p>
          </table:table-cell>
          <table:table-cell table:number-columns-repeated="2"/>
          <table:table-cell table:style-name="ce1" office:value-type="string">
            <text:p>solid angle </text:p>
          </table:table-cell>
        </table:table-row>
        <table:table-row table:style-name="ro2">
          <table:table-cell table:style-name="ce1" office:value-type="string">
            <text:p>source</text:p>
          </table:table-cell>
          <table:table-cell table:style-name="ce1" office:value-type="string">
            <text:p>att. length [cm]</text:p>
          </table:table-cell>
          <table:table-cell/>
          <table:table-cell table:style-name="ce1" office:value-type="string">
            <text:p>att. length</text:p>
          </table:table-cell>
          <table:table-cell table:style-name="ce1" office:value-type="string">
            <text:p>att. length + solid angle</text:p>
          </table:table-cell>
          <table:table-cell/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Am241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Cd109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Co57</text:p>
          </table:table-cell>
          <table:table-cell office:value-type="float" office:value="4.4">
            <text:p>4.4</text:p>
          </table:table-cell>
          <table:table-cell/>
          <table:table-cell table:formula="of:=EXP(-20/[.B9])" office:value-type="float" office:value="0.0106153464619767">
            <text:p>0.0106153465</text:p>
          </table:table-cell>
          <table:table-cell table:formula="of:=[.G$6]*[.D9]" office:value-type="float" office:value="0.00265383661549417">
            <text:p>0.0026538366</text:p>
          </table:table-cell>
          <table:table-cell table:number-columns-repeated="2"/>
        </table:table-row>
        <table:table-row table:style-name="ro1">
          <table:table-cell office:value-type="string">
            <text:p>Ba133</text:p>
          </table:table-cell>
          <table:table-cell office:value-type="float" office:value="7.5">
            <text:p>7.5</text:p>
          </table:table-cell>
          <table:table-cell/>
          <table:table-cell table:formula="of:=EXP(-20/[.B10])" office:value-type="float" office:value="0.0694834512228015">
            <text:p>0.0694834512</text:p>
          </table:table-cell>
          <table:table-cell table:formula="of:=[.G$6]*[.D10]" office:value-type="float" office:value="0.0173708628057004">
            <text:p>0.0173708628</text:p>
          </table:table-cell>
          <table:table-cell table:number-columns-repeated="2"/>
        </table:table-row>
        <table:table-row table:style-name="ro2">
          <table:table-cell office:value-type="string">
            <text:p>511 keV</text:p>
          </table:table-cell>
          <table:table-cell office:value-type="float" office:value="8.6">
            <text:p>8.6</text:p>
          </table:table-cell>
          <table:table-cell office:value-type="string">
            <text:p>Na22</text:p>
          </table:table-cell>
          <table:table-cell table:formula="of:=EXP(-20/[.B11])" office:value-type="float" office:value="0.0977266097349898">
            <text:p>0.0977266097</text:p>
          </table:table-cell>
          <table:table-cell table:formula="of:=[.G$6]*[.D11]" office:value-type="float" office:value="0.0244316524337475">
            <text:p>0.0244316524</text:p>
          </table:table-cell>
          <table:table-cell table:number-columns-repeated="2"/>
        </table:table-row>
        <table:table-row table:style-name="ro1">
          <table:table-cell office:value-type="string">
            <text:p>Cs137</text:p>
          </table:table-cell>
          <table:table-cell office:value-type="float" office:value="9.5">
            <text:p>9.5</text:p>
          </table:table-cell>
          <table:table-cell/>
          <table:table-cell table:formula="of:=EXP(-20/[.B12])" office:value-type="float" office:value="0.12181361383662">
            <text:p>0.1218136138</text:p>
          </table:table-cell>
          <table:table-cell table:formula="of:=[.G$6]*[.D12]" office:value-type="float" office:value="0.030453403459155">
            <text:p>0.0304534035</text:p>
          </table:table-cell>
          <table:table-cell table:number-columns-repeated="2"/>
        </table:table-row>
        <table:table-row table:style-name="ro2">
          <table:table-cell office:value-type="string">
            <text:p>1 MeV</text:p>
          </table:table-cell>
          <table:table-cell office:value-type="float" office:value="10.5">
            <text:p>10.5</text:p>
          </table:table-cell>
          <table:table-cell/>
          <table:table-cell table:formula="of:=EXP(-20/[.B13])" office:value-type="float" office:value="0.148858080803333">
            <text:p>0.1488580808</text:p>
          </table:table-cell>
          <table:table-cell table:formula="of:=[.G$6]*[.D13]" office:value-type="float" office:value="0.0372145202008333">
            <text:p>0.0372145202</text:p>
          </table:table-cell>
          <table:table-cell table:number-columns-repeated="2"/>
        </table:table-row>
        <table:table-row table:style-name="ro2">
          <table:table-cell office:value-type="string">
            <text:p>2 MeV</text:p>
          </table:table-cell>
          <table:table-cell office:value-type="float" office:value="12.1">
            <text:p>12.1</text:p>
          </table:table-cell>
          <table:table-cell office:value-type="string">
            <text:p>not exponential, strongly modified by geometry</text:p>
          </table:table-cell>
          <table:table-cell table:formula="of:=EXP(-20/[.B14])" office:value-type="float" office:value="0.191495195014663">
            <text:p>0.191495195</text:p>
          </table:table-cell>
          <table:table-cell table:formula="of:=[.G$6]*[.D14]" office:value-type="float" office:value="0.0478737987536658">
            <text:p>0.0478737988</text:p>
          </table:table-cell>
          <table:table-cell table:number-columns-repeated="2"/>
        </table:table-row>
      </table:table>
      <table:table table:name="Pile Up" table:style-name="ta1"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>
            <text:p>source</text:p>
          </table:table-cell>
          <table:table-cell table:style-name="ce1" office:value-type="string">
            <text:p>Trigger rate [Bq]</text:p>
          </table:table-cell>
          <table:table-cell table:style-name="ce1" office:value-type="string">
            <text:p>pile up in acq. window [%]</text:p>
          </table:table-cell>
          <table:table-cell table:style-name="ce1" office:value-type="string">
            <text:p>trigger on S2 [%]</text:p>
          </table:table-cell>
          <table:table-cell table:style-name="ce1" office:value-type="string">
            <text:p>sum</text:p>
          </table:table-cell>
        </table:table-row>
        <table:table-row table:style-name="ro6">
          <table:table-cell/>
          <table:table-cell table:style-name="ce2" office:value-type="string">
            <text:p>57Co</text:p>
          </table:table-cell>
          <table:table-cell table:style-name="ce11" office:value-type="float" office:value="24">
            <text:p>24</text:p>
          </table:table-cell>
          <table:table-cell table:style-name="ce13" office:value-type="percentage" office:value="0.03">
            <text:p>3%</text:p>
          </table:table-cell>
          <table:table-cell table:style-name="ce13" office:value-type="percentage" office:value="0.02">
            <text:p>2%</text:p>
          </table:table-cell>
          <table:table-cell table:style-name="ce13" table:formula="of:=[.D3]+[.E3]" office:value-type="percentage" office:value="0.05">
            <text:p>5%</text:p>
          </table:table-cell>
        </table:table-row>
        <table:table-row table:style-name="ro6">
          <table:table-cell/>
          <table:table-cell table:style-name="ce2" office:value-type="string">
            <text:p>133Ba</text:p>
          </table:table-cell>
          <table:table-cell table:style-name="ce11" office:value-type="float" office:value="928">
            <text:p>928</text:p>
          </table:table-cell>
          <table:table-cell table:style-name="ce13" office:value-type="percentage" office:value="0.37">
            <text:p>37%</text:p>
          </table:table-cell>
          <table:table-cell table:style-name="ce13" office:value-type="percentage" office:value="0.15">
            <text:p>15%</text:p>
          </table:table-cell>
          <table:table-cell table:style-name="ce13" table:formula="of:=[.D4]+[.E4]" office:value-type="percentage" office:value="0.52">
            <text:p>52%</text:p>
          </table:table-cell>
        </table:table-row>
        <table:table-row table:style-name="ro6">
          <table:table-cell/>
          <table:table-cell table:style-name="ce2" office:value-type="string">
            <text:p>22Na</text:p>
          </table:table-cell>
          <table:table-cell table:style-name="ce11" office:value-type="float" office:value="111">
            <text:p>111</text:p>
          </table:table-cell>
          <table:table-cell table:style-name="ce13" office:value-type="percentage" office:value="0.07">
            <text:p>7%</text:p>
          </table:table-cell>
          <table:table-cell table:style-name="ce13" office:value-type="percentage" office:value="0.03">
            <text:p>3%</text:p>
          </table:table-cell>
          <table:table-cell table:style-name="ce13" table:formula="of:=[.D5]+[.E5]" office:value-type="percentage" office:value="0.1">
            <text:p>10%</text:p>
          </table:table-cell>
        </table:table-row>
        <table:table-row table:style-name="ro6">
          <table:table-cell table:number-columns-repeated="5"/>
          <table:table-cell table:style-name="ce13"/>
        </table:table-row>
        <table:table-row table:style-name="ro6">
          <table:table-cell/>
          <table:table-cell table:style-name="ce3" office:value-type="string">
            <text:p>133Ba@9 cm</text:p>
          </table:table-cell>
          <table:table-cell table:style-name="ce3" office:value-type="float" office:value="490">
            <text:p>490</text:p>
          </table:table-cell>
          <table:table-cell table:style-name="ce14" office:value-type="percentage" office:value="0.23">
            <text:p>23%</text:p>
          </table:table-cell>
          <table:table-cell table:style-name="ce14" office:value-type="percentage" office:value="0.1">
            <text:p>10%</text:p>
          </table:table-cell>
          <table:table-cell table:style-name="ce13" table:formula="of:=[.D7]+[.E7]" office:value-type="percentage" office:value="0.33">
            <text:p>33%</text:p>
          </table:table-cell>
        </table:table-row>
        <table:table-row table:style-name="ro4" table:number-rows-repeated="5">
          <table:table-cell table:number-columns-repeated="6"/>
        </table:table-row>
        <table:table-row table:style-name="ro6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6/22/2015</text:date>, <text:time>23:3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22:09:40.16</meta:creation-date>
    <dc:date>2015-06-22T23:36:33.91</dc:date>
    <meta:editing-duration>PT21H13M12S</meta:editing-duration>
    <meta:editing-cycles>39</meta:editing-cycles>
    <meta:generator>OpenOffice.org/3.4.1$Win32 OpenOffice.org_project/341m1$Build-9593</meta:generator>
    <meta:document-statistic meta:table-count="6" meta:cell-count="531" meta:object-count="0"/>
  </office:meta>
</office:document-meta>
</file>